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73f" officeooo:paragraph-rsid="0012373f"/>
    </style:style>
    <style:style style:name="P2" style:family="paragraph" style:parent-style-name="Standard">
      <style:text-properties officeooo:rsid="0012373f" officeooo:paragraph-rsid="0012f1af"/>
    </style:style>
    <style:style style:name="P3" style:family="paragraph" style:parent-style-name="Standard">
      <style:text-properties officeooo:rsid="00124582" officeooo:paragraph-rsid="00124582"/>
    </style:style>
    <style:style style:name="P4" style:family="paragraph" style:parent-style-name="Standard">
      <style:text-properties officeooo:rsid="0015c15f" officeooo:paragraph-rsid="0015c15f"/>
    </style:style>
    <style:style style:name="T1" style:family="text">
      <style:text-properties officeooo:rsid="00124582"/>
    </style:style>
    <style:style style:name="T2" style:family="text">
      <style:text-properties officeooo:rsid="00172855"/>
    </style:style>
    <style:style style:name="T3" style:family="text">
      <style:text-properties officeooo:rsid="0018e4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n Graham lost 70% of his investments from 1930 to 1933. </text:p>
      <text:p text:style-name="P1"/>
      <text:p text:style-name="P2">Munger: He was leveraged, and lost money in 1974.</text:p>
      <text:p text:style-name="P2"/>
      <text:p text:style-name="P1">Greenblatt: He had drawdowns of 50%, which had big negative utility. </text:p>
      <text:p text:style-name="P1"/>
      <text:p text:style-name="P1">Chanos: He shorted AOL and it went up 8 times.</text:p>
      <text:p text:style-name="P1"/>
      <text:p text:style-name="P1">Buffett: He was killed in the 1999 bull market, got a lot of crap. Took a lot of reputational damage.</text:p>
      <text:p text:style-name="P1"/>
      <text:p text:style-name="P1">Volatility has an impact on mental health and physical health. Stress has a negative impact on <text:span text:style-name="T1">quality of life, like demonstrated in 2020 Coronavirus drop. </text:span></text:p>
      <text:p text:style-name="P1"/>
      <text:p text:style-name="P3">You want to protect your principal better and have less drawdown than the index. <text:span text:style-name="T3">This means sacrificing returns. </text:span></text:p>
      <text:p text:style-name="P3"/>
      <text:p text:style-name="P4">People are willing to make less money for the stability of bonds or government job. <text:span text:style-name="T2">People hate volatility, they like stability. </text:span></text:p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3:06:59.058741794</meta:creation-date>
    <dc:date>2020-05-22T03:15:06.804030394</dc:date>
    <meta:editing-duration>PT8M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5" meta:character-count="721" meta:non-whitespace-character-count="599"/>
  </office:meta>
</office:document-meta>
</file>